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style:font-adornments="Bold" style:font-pitch="variable"/>
    <style:font-face style:name="Inter1" svg:font-family="Inter"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adornments="Regular"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cm" style:rel-column-width="3177*"/>
    </style:style>
    <style:style style:name="Table1.B" style:family="table-column">
      <style:table-column-properties style:column-width="11.4cm" style:rel-column-width="64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5.6cm" style:rel-column-width="3177*"/>
    </style:style>
    <style:style style:name="Table2.B" style:family="table-column">
      <style:table-column-properties style:column-width="11.4cm" style:rel-column-width="64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P1" style:family="paragraph" style:parent-style-name="Title">
      <style:text-properties officeooo:rsid="000e48f4" officeooo:paragraph-rsid="000e48f4"/>
    </style:style>
    <style:style style:name="P2" style:family="paragraph" style:parent-style-name="Heading_20_1">
      <style:text-properties officeooo:rsid="000e48f4" officeooo:paragraph-rsid="000e48f4"/>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weight="normal" officeooo:rsid="002654ea" officeooo:paragraph-rsid="002654ea" style:font-weight-asian="normal" style:font-weight-complex="normal"/>
    </style:style>
    <style:style style:name="P5" style:family="paragraph" style:parent-style-name="Text_20_body">
      <style:text-properties officeooo:rsid="0020aa91" officeooo:paragraph-rsid="002654ea"/>
    </style:style>
    <style:style style:name="P6" style:family="paragraph" style:parent-style-name="Table_20_Contents">
      <style:paragraph-properties fo:text-align="start" style:justify-single-word="false"/>
      <style:text-properties fo:font-weight="bold" officeooo:rsid="002654ea" officeooo:paragraph-rsid="002654ea" style:font-weight-asian="bold" style:font-weight-complex="bold"/>
    </style:style>
    <style:style style:name="P7" style:family="paragraph" style:parent-style-name="Text_20_body">
      <style:text-properties officeooo:rsid="0020aa91" officeooo:paragraph-rsid="00218391"/>
    </style:style>
    <style:style style:name="P8" style:family="paragraph" style:parent-style-name="Text_20_body">
      <style:paragraph-properties fo:break-before="page"/>
      <style:text-properties officeooo:rsid="0020aa91" officeooo:paragraph-rsid="00218391"/>
    </style:style>
    <style:style style:name="P9" style:family="paragraph" style:parent-style-name="Standard">
      <style:paragraph-properties fo:text-align="start" style:justify-single-word="false"/>
      <style:text-properties officeooo:paragraph-rsid="00314920"/>
    </style:style>
    <style:style style:name="P10" style:family="paragraph" style:parent-style-name="Text_20_body">
      <style:text-properties fo:language="en" fo:country="US" officeooo:rsid="00314920" officeooo:paragraph-rsid="00314920"/>
    </style:style>
    <style:style style:name="P11" style:family="paragraph" style:parent-style-name="Table_20_Contents">
      <style:paragraph-properties fo:text-align="start" style:justify-single-word="false"/>
      <style:text-properties fo:font-weight="bold" officeooo:rsid="002654ea" officeooo:paragraph-rsid="00314920" style:font-weight-asian="bold" style:font-weight-complex="bold"/>
    </style:style>
    <style:style style:name="P12" style:family="paragraph" style:parent-style-name="Text_20_body">
      <style:text-properties fo:language="en" fo:country="US" officeooo:rsid="003469d7" officeooo:paragraph-rsid="003469d7"/>
    </style:style>
    <style:style style:name="P13" style:family="paragraph" style:parent-style-name="Text_20_body">
      <style:text-properties officeooo:rsid="003469d7" officeooo:paragraph-rsid="003469d7"/>
    </style:style>
    <style:style style:name="P14" style:family="paragraph" style:parent-style-name="Standard">
      <style:paragraph-properties fo:break-before="page"/>
      <style:text-properties officeooo:rsid="0020aa91" officeooo:paragraph-rsid="00314920"/>
    </style:style>
    <style:style style:name="T1" style:family="text">
      <style:text-properties fo:font-weight="bold" style:font-weight-asian="bold" style:font-weight-complex="bold"/>
    </style:style>
    <style:style style:name="T2" style:family="text">
      <style:text-properties fo:font-weight="bold" officeooo:rsid="002654ea" style:font-weight-asian="bold" style:font-weight-complex="bold"/>
    </style:style>
    <style:style style:name="T3" style:family="text">
      <style:text-properties officeooo:rsid="0029f7ad"/>
    </style:style>
    <style:style style:name="T4" style:family="text">
      <style:text-properties officeooo:rsid="0036a9d1"/>
    </style:style>
    <style:style style:name="T5" style:family="text">
      <style:text-properties officeooo:rsid="002b8b71"/>
    </style:style>
    <style:style style:name="T6" style:family="text">
      <style:text-properties officeooo:rsid="00218391"/>
    </style:style>
    <style:style style:name="T7" style:family="text">
      <style:text-properties officeooo:rsid="002becf5"/>
    </style:style>
    <style:style style:name="T8" style:family="text">
      <style:text-properties officeooo:rsid="0032badb"/>
    </style:style>
    <style:style style:name="T9" style:family="text">
      <style:text-properties officeooo:rsid="00251bba"/>
    </style:style>
    <style:style style:name="T10" style:family="text">
      <style:text-properties officeooo:rsid="00314920"/>
    </style:style>
    <style:style style:name="T11" style:family="text">
      <style:text-properties officeooo:rsid="0024da04"/>
    </style:style>
    <style:style style:name="T12" style:family="text">
      <style:text-properties officeooo:rsid="003784a3"/>
    </style:style>
    <style:style style:name="T13" style:family="text">
      <style:text-properties officeooo:rsid="002654ea"/>
    </style:style>
    <style:style style:name="T14" style:family="text">
      <style:text-properties officeooo:rsid="00284a26"/>
    </style:style>
    <style:style style:name="T15" style:family="text">
      <style:text-properties officeooo:rsid="00355973"/>
    </style:style>
    <style:style style:name="T16" style:family="text">
      <style:text-properties fo:font-weight="bold" officeooo:rsid="0037aa53" style:font-weight-asian="bold" style:font-weight-complex="bold"/>
    </style:style>
    <style:style style:name="T17" style:family="text">
      <style:text-properties officeooo:rsid="003469d7"/>
    </style:style>
    <style:style style:name="T18" style:family="text">
      <style:text-properties officeooo:rsid="0037aa53"/>
    </style:style>
    <style:style style:name="T19"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tolo della ricerca</text:p>
      <text:h text:style-name="P2" text:outline-level="1">Abstract</text:h>
      <table:table table:name="Table1" table:style-name="Table1">
        <table:table-column table:style-name="Table1.A"/>
        <table:table-column table:style-name="Table1.B"/>
        <table:table-row>
          <table:table-cell table:style-name="Table1.A1" office:value-type="string">
            <text:p text:style-name="P3"><text:span text:style-name="T1">[Contesto </text:span><text:span text:style-name="T2">di ricerca</text:span><text:span text:style-name="T1">]</text:span></text:p>
            <text:p text:style-name="P4">1 – contesto soggettivo</text:p>
            <text:p text:style-name="P4">2 – contesto oggettivo (letteratura)</text:p>
            <text:p text:style-name="P4">3 – tassonomia (definizioni necessarie – non lasciare impliciti culturali)</text:p>
          </table:table-cell>
          <table:table-cell table:style-name="Table1.B1" office:value-type="string">
            <text:p text:style-name="P5">La coesistenza <text:span text:style-name="T3">di</text:span> linguaggi musicali <text:span text:style-name="T4">diversi</text:span><text:span text:style-name="T3"> </text:span><text:span text:style-name="T5">in</text:span> contesti di improvvisazione collettiva libera intesa come forma di composizione estemporanea non-idiomatica – non connotata a priori stilisticamente – <text:span text:style-name="T3">porta alla luce</text:span><text:span text:style-name="T6"> </text:span><text:span text:style-name="T7">difficoltà</text:span><text:span text:style-name="T6"> </text:span><text:span text:style-name="T8">di coerenza</text:span><text:span text:style-name="T6"> semantic</text:span><text:span text:style-name="T8">a </text:span><text:span text:style-name="T3">difficili da equilibrare nell’esecuzione</text:span><text:span text:style-name="T6">. La </text:span><text:span text:style-name="T7">loro gestione, </text:span><text:span text:style-name="T8">seppur</text:span><text:span text:style-name="T9"> oggi </text:span><text:span text:style-name="T8">sia</text:span><text:span text:style-name="T10"> </text:span><text:span text:style-name="T9">supportata da un buon corpo di indicazioni metodologiche generalmente condivise, </text:span><text:span text:style-name="T8">rimane spesso implicita e difficoltosa.</text:span></text:p>
          </table:table-cell>
        </table:table-row>
        <table:table-row>
          <table:table-cell table:style-name="Table1.A2" office:value-type="string">
            <text:p text:style-name="P6">[Problema e domanda di ricerca]</text:p>
          </table:table-cell>
          <table:table-cell table:style-name="Table1.B2" office:value-type="string">
            <text:p text:style-name="P5"><text:span text:style-name="T8">Questa criticità emerge ancor più quando</text:span><text:span text:style-name="T11"> l’improvvisazione è inserita in </text:span><text:span text:style-name="T3">performance</text:span><text:span text:style-name="T11"> </text:span><text:span text:style-name="T12">di teatro musicale contemporaneo</text:span><text:span text:style-name="T11"> e l</text:span><text:span text:style-name="T5">a</text:span><text:span text:style-name="T11"> complessità </text:span><text:span text:style-name="T5">è </text:span><text:span text:style-name="T11">accentuat</text:span><text:span text:style-name="T5">a </text:span><text:span text:style-name="T11">dagli elementi scenografici, motori e testuali. </text:span><text:span text:style-name="T13">Dal punto di vista </text:span><text:span text:style-name="T14">dell’</text:span><text:span text:style-name="T13">esecutore, </text:span><text:span text:style-name="T3">come</text:span><text:span text:style-name="T13"> fagottista e musicista elettronico, </text:span><text:span text:style-name="T3">mi chiedo</text:span><text:span text:style-name="T13">: è possibile integrare </text:span><text:span text:style-name="T3">organicamente</text:span><text:span text:style-name="T13"> tecniche dell’improvvisazione libera in contesti </text:span><text:span text:style-name="T14">di teatro musicale?</text:span><text:span text:style-name="T13"> </text:span></text:p>
          </table:table-cell>
        </table:table-row>
        <table:table-row>
          <table:table-cell table:style-name="Table1.A2" office:value-type="string">
            <text:p text:style-name="P6">[Metodo di ricerca]</text:p>
          </table:table-cell>
          <table:table-cell table:style-name="Table1.B2" office:value-type="string">
            <text:p text:style-name="Text_20_body"><text:span text:style-name="T15">Per</text:span> rispondere a questo interrogativo verranno <text:span text:style-name="T5">registrate ed analizzate</text:span> sessioni di improvvisazione collettiv<text:span text:style-name="T5">a</text:span> <text:span text:style-name="T5">strutturate con diverse strategie (ad es. conduction; partiture grafiche). Partendo da un contesto puramente musicale, verranno inseriti gradualmente elementi di natura teatrale.</text:span></text:p>
          </table:table-cell>
        </table:table-row>
        <table:table-row>
          <table:table-cell table:style-name="Table1.A2" office:value-type="string">
            <text:p text:style-name="P6">[Risultati attesi]</text:p>
          </table:table-cell>
          <table:table-cell table:style-name="Table1.B2" office:value-type="string">
            <text:p text:style-name="Text_20_body">Le considerazioni rilevate verranno utilizzate per definire un possibile metodo per la realizzazione di performance musical-teatrali improvvisate organiche. <text:span text:style-name="T5">Verranno inoltre proposte riflessioni per aprire ulteriormente il dibattito sul ruolo e il valore dell’improvvisazione musicale come attività interdisciplinare.</text:span></text:p>
          </table:table-cell>
        </table:table-row>
      </table:table>
      <text:p text:style-name="P7"/>
      <text:p text:style-name="P8"/>
      <table:table table:name="Table2" table:style-name="Table2">
        <table:table-column table:style-name="Table2.A"/>
        <table:table-column table:style-name="Table2.B"/>
        <table:table-row>
          <table:table-cell table:style-name="Table2.A1" office:value-type="string">
            <text:p text:style-name="P9"><text:span text:style-name="T1">[</text:span><text:span text:style-name="T16">Context]</text:span></text:p>
          </table:table-cell>
          <table:table-cell table:style-name="Table2.B1" office:value-type="string">
            <text:p text:style-name="P10">The coexistence of different musical languages in free-improvisation contexts – intended as a form of non-idiomatic instant composition with no predefined stylistical connotation – leads <text:span text:style-name="T17">to issues of semantical coherence</text:span> <text:span text:style-name="T17">hard to balance in performances. Their handling, albeit well supported by a number of mostly shared methodologies, is </text:span><text:span text:style-name="T15">still </text:span><text:span text:style-name="T17">often left implicit and difficult.</text:span></text:p>
          </table:table-cell>
        </table:table-row>
        <table:table-row>
          <table:table-cell table:style-name="Table2.A2" office:value-type="string">
            <text:p text:style-name="P11">[<text:span text:style-name="T18">Issue and research question</text:span>]</text:p>
          </table:table-cell>
          <table:table-cell table:style-name="Table2.B2" office:value-type="string">
            <text:p text:style-name="P12">These issues are even more promintent when improvisation is contextualised in musical theatre and elements of movement, text and scenography contribute to a more articulated complexity. From a performer’s standpoint, as a bassoonist and electronic musician, I ask myself: is it possible to organically integrate techniques from free improvisation in musical theater performances?</text:p>
          </table:table-cell>
        </table:table-row>
        <table:table-row>
          <table:table-cell table:style-name="Table2.A2" office:value-type="string">
            <text:p text:style-name="P11">[<text:span text:style-name="T18">Method</text:span>]</text:p>
          </table:table-cell>
          <table:table-cell table:style-name="Table2.B2" office:value-type="string">
            <text:p text:style-name="P12">To answer the question, collective improv<text:span text:style-name="T15">isation</text:span> sessions will be recorded and analysed. Different strategies and techniques will be used – i.e. conduction, graphical scores; starting from purely musical <text:span text:style-name="T4">sessions</text:span>, theatrical elements will be gradually added.</text:p>
          </table:table-cell>
        </table:table-row>
        <table:table-row>
          <table:table-cell table:style-name="Table2.A2" office:value-type="string">
            <text:p text:style-name="P11">[<text:span text:style-name="T18">Expected results</text:span>]</text:p>
          </table:table-cell>
          <table:table-cell table:style-name="Table2.B2" office:value-type="string">
            <text:p text:style-name="P13">The <text:span text:style-name="T19">results of the analysis will be used to define a possible method to approach improvisational musical theater performances in an organic way. The research will finally offer some insight to further the discourse on the role and value of musical improvisation as an interdisciplinary activity.</text:span></text:p>
          </table:table-cell>
        </table:table-row>
      </table:table>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style:font-adornments="Bold" style:font-pitch="variable"/>
    <style:font-face style:name="Inter1" svg:font-family="Inter"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adornments="Regular"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Roman" fo:font-family="'Nimbus Roman'" style:font-style-name="Regular"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hyphenation-ladder-count="2" fo:hyphenation-keep="auto" loext:hyphenation-keep-type="column" style:page-number="auto"/>
      <style:text-properties style:font-name="Nimbus Roman" fo:font-family="'Nimbus Roman'" style:font-style-name="Regular" style:font-pitch="variable" fo:hyphenate="true" fo:hyphenation-remain-char-count="2" fo:hyphenation-push-char-count="2" loext:hyphenation-no-caps="false" loext:hyphenation-no-last-word="true" loext:hyphenation-word-char-count="5" loext:hyphenation-zone="no-limit" loext:hyphenation-compound-remain-char-count="2"/>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Inter" fo:font-family="Inter" style:font-style-name="Bold" style:font-pitch="variable"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start" style:justify-single-word="false"/>
      <style:text-properties style:font-name="Inter" fo:font-family="Inter" style:font-style-name="Bold"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Inter1" fo:font-family="Inter" style:font-style-name="Regular" style:font-pitch="variable"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master-page-name="">
      <style:paragraph-properties fo:orphans="0" fo:widows="0" fo:hyphenation-ladder-count="no-limit" fo:hyphenation-keep="auto" loext:hyphenation-keep-type="column" style:page-number="auto" text:number-lines="false" text:line-number="0"/>
      <style:text-properties style:font-name="Nimbus Roman" fo:font-family="'Nimbus Roman'" style:font-style-name="Regular" style:font-pitch="variable" fo:hyphenate="true" fo:hyphenation-remain-char-count="2" fo:hyphenation-push-char-count="2" loext:hyphenation-no-caps="false" loext:hyphenation-no-last-word="true" loext:hyphenation-word-char-count="5" loext:hyphenation-zone="no-limit" loext:hyphenation-compound-remain-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9T12:18:32.803417845</meta:creation-date>
    <dc:date>2025-01-20T12:31:05.035690873</dc:date>
    <meta:editing-duration>PT1H52M47S</meta:editing-duration>
    <meta:editing-cycles>22</meta:editing-cycles>
    <meta:generator>LibreOffice/24.8.4.2$Linux_X86_64 LibreOffice_project/480$Build-2</meta:generator>
    <meta:document-statistic meta:table-count="2" meta:image-count="0" meta:object-count="0" meta:page-count="3" meta:paragraph-count="21" meta:word-count="403" meta:character-count="3063" meta:non-whitespace-character-count="2671"/>
  </office:meta>
</office:document-meta>
</file>